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text-properties style:font-name="Times" fo:font-size="12.0pt" fo:background-color="#ffff00"/>
    </style:style>
    <style:style style:name="P5" style:family="paragraph" style:parent-style-name="Standard">
      <style:text-properties style:font-name="Times" fo:font-size="12.0pt" fo:background-color="#ffffff"/>
    </style:style>
    <style:style style:name="P6" style:family="paragraph" style:parent-style-name="Standard">
      <style:paragraph-properties style:line-height-at-least="0.1944in"/>
      <style:text-properties style:font-name="Times" fo:font-size="12.0pt" fo:color="#000000" fo:background-color="#ffffff"/>
    </style:style>
    <style:style style:name="P7" style:family="paragraph" style:parent-style-name="Standard">
      <style:text-properties style:font-name="Times" fo:font-size="12.0pt" fo:color="#000000" fo:background-color="#000000"/>
    </style:style>
    <style:style style:name="P8" style:family="paragraph" style:parent-style-name="Standard">
      <style:paragraph-properties fo:text-align="center"/>
      <style:text-properties style:font-name="Times" fo:font-size="12.0pt"/>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text-properties style:font-name="Times" fo:font-size="12.0pt" fo:color="#000000"/>
    </style:style>
    <style:style style:name="P11" style:family="paragraph" style:parent-style-name="Standard">
      <style:paragraph-properties fo:margin-top="0.1665in" fo:margin-bottom="0.0835in" fo:text-align="center">
        <style:tab-stops>
          <style:tab-stop style:position="0.0000in"/>
        </style:tab-stops>
      </style:paragraph-properties>
      <style:text-properties style:font-name="Times" fo:font-size="14.0pt"/>
    </style:style>
    <style:style style:name="P12" style:family="paragraph" style:parent-style-name="Standard">
      <style:text-properties style:font-name="Times" fo:font-size="12.0pt" fo:color="#008080"/>
    </style:style>
    <style:style style:name="P13" style:family="paragraph" style:parent-style-name="Standard">
      <style:paragraph-properties fo:margin-left="0.5417in"/>
      <style:text-properties style:font-name="Times" fo:font-size="12.0pt"/>
    </style:style>
    <style:style style:name="P14" style:family="paragraph" style:parent-style-name="Standard">
      <style:paragraph-properties fo:text-align="center"/>
      <style:text-properties style:font-name="Times" fo:font-size="22.0pt" fo:color="#222222"/>
    </style:style>
    <style:style style:name="P15" style:family="paragraph" style:parent-style-name="Standard">
      <style:text-properties style:font-name="Times" fo:font-size="22.0pt"/>
    </style:style>
    <style:style style:name="P16" style:family="paragraph" style:parent-style-name="Standard">
      <style:text-properties style:font-name="Times" fo:font-size="11.0pt"/>
    </style:style>
    <style:style style:name="P17" style:family="paragraph" style:parent-style-name="Standard">
      <style:text-properties style:font-name="Times" fo:font-size="11.0pt" fo:color="#222222"/>
    </style:style>
    <style:style style:name="P18" style:family="paragraph" style:parent-style-name="Standard">
      <style:text-properties style:font-name="Helvetica Neue" fo:font-size="12.0pt" fo:color="#000000"/>
    </style:style>
    <style:style style:name="P19" style:family="paragraph" style:parent-style-name="Standard">
      <style:text-properties style:font-name="Helvetica Neue" fo:font-size="12.0pt" fo:color="#000000" fo:background-color="#ffffff"/>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letter-spacing="0.0000in"/>
    </style:style>
    <style:style style:name="T6" style:family="text">
      <style:text-properties style:text-underline-style="solid" fo:letter-spacing="0.0000in" fo:color="#0000e9"/>
    </style:style>
    <style:style style:name="T7" style:family="text">
      <style:text-properties fo:background-color="#ffffff"/>
    </style:style>
    <style:style style:name="T8" style:family="text">
      <style:text-properties style:font-name="Lucida Grande"/>
    </style:style>
    <style:style style:name="T9" style:family="text">
      <style:text-properties fo:color="#222222"/>
    </style:style>
    <style:style style:name="T10" style:family="text">
      <style:text-properties fo:color="#000000"/>
    </style:style>
    <style:style style:name="T11" style:family="text">
      <style:text-properties fo:font-style="italic" fo:font-style-asian="italic" fo:font-style-complex="italic"/>
    </style:style>
    <style:style style:name="T12" style:family="text">
      <style:text-properties fo:font-size="12.0pt" fo:font-size-asian="12.0pt" fo:font-size-complex="12.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Summary of work completed for Assignment 2 Introduction to IT, Class A Group 8 </text:span></text:p>
      <text:p text:style-name="P1"><text:span text:style-name="T1">“The Transistor Team”</text:span></text:p>
      <text:p text:style-name="P2">Team members: Daniel Mammone, Harley Tuleja, Liam Hackett, MaryJane Amos, Steven Flanigan.</text:p>
      <text:p text:style-name="P2"/>
      <text:p text:style-name="P2"><text:span text:style-name="T2">Introduction.</text:span></text:p>
      <text:p text:style-name="P2"/>
      <text:p text:style-name="P2">Contained within this report is the required information for assignment 2 with external links to our group website(<text:a xlink:type="simple" xlink:href="https://harleytee.github.io/IntroToITASS2/">https://harleytee.github.io/IntroToITASS2/</text:a>) which contains links to our personal websites.</text:p>
      <text:p text:style-name="P2"/>
      <text:p text:style-name="P2">The report will be set out in sections each addressing the following criteria:</text:p>
      <text:list text:style-name="L1">
        <text:list-item>
          <text:p text:style-name="P3">Team Profile which includes Team name and summarised personal information, a more in depth look into individual team members profiles can be found through our team website.</text:p>
        </text:list-item>
        <text:list-item>
          <text:p text:style-name="P3">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Four separate essays written by different members of the group covering Autonomous Vehicles, Cloud Computing, Machine Learning and Robotics.</text:p>
        </text:list-item>
        <text:list-item>
          <text:p text:style-name="P3">A write up from an interview with a professional in the IT sector.</text:p>
        </text:list-item>
        <text:list-item>
          <text:p text:style-name="P3">A summary of our groups project idea with a detailed timeline of how we plan to achieve this.</text:p>
        </text:list-item>
        <text:list-item>
          <text:p text:style-name="P3">A reflection of how well our group worked together, including what could be improved and what we did well along side individual reflections.</text:p>
        </text:list-item>
      </text:list>
      <text:p text:style-name="P2">The report will be set out in this PDF document to aid in the uploading and marking process required by RMIT.</text:p>
      <text:p text:style-name="P2"/>
      <text:p text:style-name="P2"/>
      <text:p text:style-name="P2"/>
      <text:p text:style-name="P2"><text:span text:style-name="T2">Team Profile</text:span></text:p>
      <text:p text:style-name="P2">Our team of 5 comes from varied backgrounds with varied experience in Information Technology(IT) you can find our profile <text:a xlink:type="simple" xlink:href="https://harleytee.github.io/IntroToITASS2/">here</text:a>. We decided on the name “The Transistor Team” <text:s/></text:p>
      <text:p text:style-name="P2"/>
      <text:p text:style-name="P2"><text:span text:style-name="T2">Daniel Mammone</text:span><text:span text:style-name="T3"><text:s/></text:span></text:p>
      <text:p text:style-name="P4"><text:span text:style-name="T4">ABOUT ME---TO DO(Brief 50 words or less)</text:span></text:p>
      <text:p text:style-name="P4"><text:span text:style-name="T3">Preferred learning style-Tactile/Kinesthetic </text:span></text:p>
      <text:p text:style-name="P4"><text:span text:style-name="T3">Myers-Briggs - INTJ</text:span></text:p>
      <text:p text:style-name="P4">Big Five personality test:</text:p>
      <text:p text:style-name="P2"><text:s/></text:p>
      <text:p text:style-name="P2"/>
      <text:p text:style-name="P2"><text:span text:style-name="T1">Harley Tuleja</text:span></text:p>
      <text:p text:style-name="P2"><text:span text:style-name="T3">I am a new father with a keen interest in IT, Mountain Sports and computer games. I live in Launceston Tasmania and have traveled the world, my personal personal profile is </text:span><text:a xlink:type="simple" xlink:href="https://harleytee.github.io/Harley-T-Profile/"><text:span text:style-name="T3">here</text:span></text:a><text:span text:style-name="T3"><text:s/>and within that website you will find more about me in depth. </text:span></text:p>
      <text:p text:style-name="P2"><text:span text:style-name="T3">Myers-Briggs – INFP-T The Mediator </text:span></text:p>
      <text:p text:style-name="P2"/>
      <text:p text:style-name="P2"/>
      <text:p text:style-name="P2"/>
      <text:p text:style-name="P2"/>
      <text:p text:style-name="P2">Learning Style(Creativity) – 59.96(average = 63.3)IQ of 126(high end of average)</text:p>
      <text:p text:style-name="P2"/>
      <text:p text:style-name="P2"/>
      <text:p text:style-name="P5"><text:span text:style-name="T1">Liam Hackett</text:span></text:p>
      <text:p text:style-name="P6"><text:span text:style-name="T5">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The following link is where you can find more information on me </text:span><text:a xlink:type="simple" xlink:href="https://liamblair87.github.io/"><text:span text:style-name="T6">https://liamblair87.github.io/</text:span></text:a><text:span text:style-name="T6"><text:s text:c="3"/></text:span></text:p>
      <text:p text:style-name="P5">Myers-Briggs - ISFP Introvert(3%) Sensing(9%) Feeling(19%) Perceiving(25%) </text:p>
      <text:p text:style-name="P5">Creativity Test - Learning Style(Creativity) – 57.38 (Typical = 63.3)</text:p>
      <text:p text:style-name="P2"><text:span text:style-name="T7">Learning Style Test - </text:span><text:s/>Mind - 43%/57% Extraverted/Introverted.</text:p>
      <text:p text:style-name="P2">Energy - 67%/33% Intuitive/Observant</text:p>
      <text:p text:style-name="P2">Nature - 39%/61% Thinking/Feeling</text:p>
      <text:p text:style-name="P2">Tactics - 43%/57% Judging/Prospecting</text:p>
      <text:p text:style-name="P2">Identity - 29%/71% Assertive/Turbulent</text:p>
      <text:p text:style-name="P2"/>
      <text:p text:style-name="P2"/>
      <text:p text:style-name="P2"/>
      <text:p text:style-name="P2"/>
      <text:p text:style-name="P2"><text:span text:style-name="T1">Mary-Jane Amos</text:span></text:p>
      <text:p text:style-name="P2">I’m a 22 year old girl with an interest in all things pertaining to science from biological to technological! I love to learn and I love to help people with what I’ve learnt! Through these webpages I hope you are able to learn more about myself <text:a xlink:type="simple" xlink:href="https://mjamos2019.github.io/Assessment-/#">here</text:a><text:s/>and this team. <text:s/></text:p>
      <text:p text:style-name="P2">Myers-Briggs – INFJ-T 71% introverted, 62% Intuitive, 53% feeling, 75% Judging 57% Turbulent</text:p>
      <text:p text:style-name="P2">Learning Style: Auditory 35%, Visual 35% Tactile 30%</text:p>
      <text:p text:style-name="P2">Big 5</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text:span text:style-name="T1">Steven Flanigan</text:span></text:p>
      <text:p text:style-name="P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here</text:a>.</text:p>
      <text:p text:style-name="P2">Myers-Briggs ESTJ</text:p>
      <text:p text:style-name="P2">Learning Style: Auditory 40%, Visual 40%, Tactile 20%</text:p>
      <text:p text:style-name="P2"><text:span text:style-name="T3">Personality Traits(OCEAN TEST): Openness 100%, </text:span></text:p>
      <text:p text:style-name="P2">Conscientiousness 87.5%,</text:p>
      <text:p text:style-name="P2">Extroversion 31%, </text:p>
      <text:p text:style-name="P2">Agreeableness 87.5% </text:p>
      <text:p text:style-name="P2">Neuroticism 6%</text:p>
      <text:p text:style-name="P2"/>
      <text:p text:style-name="P2"/>
      <text:p text:style-name="P2"/>
      <text:p text:style-name="P2"/>
      <text:p text:style-name="P2"/>
      <text:p text:style-name="P2"/>
      <text:p text:style-name="P2"/>
      <text:p text:style-name="P2"/>
      <text:p text:style-name="P2"/>
      <text:p text:style-name="P2"><text:span text:style-name="T1">\</text:span></text:p>
      <text:p text:style-name="P2"/>
      <text:p text:style-name="P2"/>
      <text:p text:style-name="P2"><text:span text:style-name="T1">Summary</text:span>:</text:p>
      <text:p text:style-name="P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2">Our learning styles varied between visual, audio, and tactile, with the majority of us having a tactile approach to learning, which in the IT industry is a good trait to have.</text:p>
      <text:p text:style-name="P2">In our separate tests we completed, we noticed that we shared a common trait of diligence in our work. Which within IT is important as small errors in your work can lead to hours of debugging. </text:p>
      <text:p text:style-name="P2">To sum up our group dynamic, we are varied with certain similarities and through out this project we have worked very well together setting goals and attaining them in a timely manner.</text:p>
      <text:p text:style-name="P8"><text:span text:style-name="T2">Industry Data</text:span></text:p>
      <text:p text:style-name="P2"/>
      <text:p text:style-name="P2">This chart displays the ‘top titles' within the information technology sector as of March 24th 2017.<text:line-break/></text:p>
      <text:p text:style-name="P2">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Senior Software Engineer was the sixteenth most prevalent role according to the Labour Insight Data with a total of 371 job postings.<text:line-break/></text:p>
      <text:p text:style-name="P2">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after role was ‘solutions architect’ it had 987 roles for that title, the ninth most sort after role was Network engineering which had 666 roles being o<text:span text:style-name="T8">ﬀ</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2"/>
      <text:p text:style-name="P2"><text:span text:style-name="T1">General Skills</text:span></text:p>
      <text:p text:style-name="P2"/>
      <text:p text:style-name="P2">This chart displays the ‘Skills in Greatest Demand (Baseline Skills)' within the information technology sector as of Mar. 01, 2017 - Feb. 28, 2018.</text:p>
      <text:p text:style-name="P2">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The three highest ranked general skills which are not in our required skill set are:</text:p>
      <text:p text:style-name="P2">Organisational Skills with 15,844 jobs<text:line-break/>Writing with 15,590 jobs<text:line-break/>Planning with 11,471 jobs</text:p>
      <text:p text:style-name="P2"><text:s/></text:p>
      <text:p text:style-name="P2"><text:span text:style-name="T1">IT Specific Skills.</text:span></text:p>
      <text:p text:style-name="P2"/>
      <text:p text:style-name="P2"/>
      <text:p text:style-name="P2">The chart above displays the ‘Skills in Greatest Demand (Specialised Skills)' within the information technology sector as of Dec. 24, 2017 - Mar. 23, 2018 .<text:line-break/></text:p>
      <text:p text:style-name="P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SQL with 3,750 job listings <text:line-break/>JavaScript with 2,946 job listings <text:line-break/>JAVA with 2,860 jobs<text:line-break/></text:p>
      <text:p text:style-name="P2"><text:span text:style-name="T1">Reflection</text:span></text:p>
      <text:p text:style-name="P2"/>
      <text:p text:style-name="P2">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
      <text:p text:style-name="P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2"><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2"><text:line-break/></text:span></text:p>
      <text:p text:style-name="P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2"/>
      <text:p text:style-name="P2">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2"/>
      <text:p text:style-name="P4"><text:span text:style-name="T2">Need some reflections from everyone</text:span></text:p>
      <text:p text:style-name="P8"><text:span text:style-name="T2">IT TOOLS</text:span></text:p>
      <text:p text:style-name="P1"><text:span text:style-name="T1">AUTONOMOUS VEHICLES -Daniel. M</text:span></text:p>
      <text:p text:style-name="P9"/>
      <text:p text:style-name="P10">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2"/>
      <text:p text:style-name="P10">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
      <text:p text:style-name="P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
      <text:p text:style-name="P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2"/>
      <text:p text:style-name="P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
      <text:p text:style-name="P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
      <text:p text:style-name="P2"><text:span text:style-name="T1">References for autonomous vehicles</text:span></text:p>
      <text:p text:style-name="P2"/>
      <text:p text:style-name="P2">[1]<text:a xlink:type="simple" xlink:href="https://en.wikipedia.org/wiki/Self-driving_car">https://en.wikipedia.org/wiki/Self-driving_car</text:a><text:s/><text:tab/></text:p>
      <text:p text:style-name="P2">[2]<text:a xlink:type="simple" xlink:href="https://www.nytimes.com/2019/07/17/business/self-driving-autonomous-cars.html">https://www.nytimes.com/2019/07/17/business/self-driving-autonomous-cars.html</text:a><text:s/></text:p>
      <text:p text:style-name="P2">[3]<text:a xlink:type="simple" xlink:href="https://www.cnbc.com/2016/09/16/future-of-farming-driverless-tractors-ag-robots.html">https://www.cnbc.com/2016/09/16/future-of-farming-driverless-tractors-ag-robots.html</text:a><text:s/></text:p>
      <text:p text:style-name="P2">[4]<text:a xlink:type="simple" xlink:href="https://www.itnews.com.au/news/driverless-buses-trialled-on-sydneys-busiest-routes-by-2022-518815">https://www.itnews.com.au/news/driverless-buses-trialled-on-sydneys-busiest-routes-by-2022-518815</text:a><text:s/></text:p>
      <text:p text:style-name="P2"/>
      <text:p text:style-name="P2"/>
      <text:p text:style-name="P2"/>
      <text:p text:style-name="P2"/>
      <text:p text:style-name="P2"/>
      <text:p text:style-name="P11"><text:span text:style-name="T1">CLOUD COMPUTING – Steven. F</text:span></text:p>
      <text:p text:style-name="P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2">There are many different service models for cloud computing and they are as follows:</text:p>
      <text:list text:style-name="L2">
        <text:list-item>
          <text:p text:style-name="P3">Infrastructure as a service</text:p>
        </text:list-item>
        <text:list-item>
          <text:p text:style-name="P3">Platform as a service</text:p>
        </text:list-item>
        <text:list-item>
          <text:p text:style-name="P3">Software as a service</text:p>
        </text:list-item>
        <text:list-item>
          <text:p text:style-name="P3">Mobile “back-end” as a service [2]</text:p>
        </text:list-item>
      </text:list>
      <text:p text:style-name="P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2"/>
      <text:p text:style-name="P2"/>
      <text:p text:style-name="P2"><text:span text:style-name="T1">References for cloud computing</text:span></text:p>
      <text:p text:style-name="P10">[1] <text:span text:style-name="T5">What is cloud computing?</text:span></text:p>
      <text:p text:style-name="P12"><text:span text:style-name="T5">https://www.ibm.com/au-en/cloud/learn/cloud-computing</text:span><text:span text:style-name="T10"><text:s/></text:span></text:p>
      <text:p text:style-name="P10">[2] <text:span text:style-name="T5">Cloud computing</text:span></text:p>
      <text:p text:style-name="P12"><text:span text:style-name="T5">https://en.wikipedia.org/wiki/Cloud_computing#Service_models</text:span><text:span text:style-name="T10"><text:s/></text:span></text:p>
      <text:p text:style-name="P10">[3] <text:span text:style-name="T5">Google Stadia</text:span></text:p>
      <text:p text:style-name="P12"><text:span text:style-name="T5">https://en.wikipedia.org/wiki/Google_Stadia</text:span><text:span text:style-name="T10"><text:s/></text:span></text:p>
      <text:p text:style-name="P1"/>
      <text:p text:style-name="P1"/>
      <text:p text:style-name="P1"/>
      <text:p text:style-name="P1"/>
      <text:p text:style-name="P1"/>
      <text:p text:style-name="P1"/>
      <text:p text:style-name="P1"/>
      <text:p text:style-name="P1"/>
      <text:p text:style-name="P1"><text:span text:style-name="T1">MACHINE LEARNING – Mary-Jane. A</text:span></text:p>
      <text:p text:style-name="P2"/>
      <text:p text:style-name="P2">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text:span text:style-name="T8">ﬀ</text:span>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text:span text:style-name="T8">ﬀ</text:span>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2"/>
      <text:p text:style-name="P2"><text:span text:style-name="T1">References</text:span><text:s/><text:span text:style-name="T1">for Machine Learning</text:span></text:p>
      <text:p text:style-name="P2">[1]"Introduction to Machine Learning", Datascienceassn.org. [Online]. Available: http:// www.datascienceassn.org/sites/default/files/ Introduction%20to%20Machine%20Learning.pdf. [Accessed: 01- Oct- 2019]. </text:p>
      <text:p text:style-name="P2">[2]"Machine learning: the power and promise of computers that learn by example", Royalsociety.org, 2017. [Online]. Available: https://royalsociety.org/~/media/ policy/projects/machine-learning/publications/machine-learning-report.pdf. [Accessed: 01- Oct- 2019]. </text:p>
      <text:p text:style-name="P2">[3]"Welcome to Machine Learning! - Introduction | Coursera", Coursera. [Online]. Available: https://www.coursera.org/lecture/machine-learning/welcome-to-machine-learning-zcAuT. [Accessed: 01- Oct- 2019]. </text:p>
      <text:p text:style-name="P2">[4]H. Daumé III, "A Course in Machine Learning", Ciml.info, 2012. [Online]. Available: http:// ciml.info/dl/v0_8/ciml-v0_8-all.pdf. [Accessed: 01- Oct- 2019]. </text:p>
      <text:p text:style-name="P2">[5]S. Shalev-Shwartz and S. Ben-David, "UNDERSTANDING MACHINE LEARNING From Theory to Algorithms", 2014. [Online]. Available: https://www.cs.huji.ac.il/~shais/ UnderstandingMachineLearning/understanding-machine-learning-theory-algorithms.pdf. [Accessed: 02- Oct- 2019]. </text:p>
      <text:p text:style-name="P2"/>
      <text:p text:style-name="P1"/>
      <text:p text:style-name="P1"><text:span text:style-name="T1">ROBOTS - <text:s/>Harley. T</text:span></text:p>
      <text:p text:style-name="P1"/>
      <text:p text:style-name="P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
      <text:p text:style-name="P2">Robotics has enabled humans to:</text:p>
      <text:list text:style-name="L3">
        <text:list-item>
          <text:p text:style-name="P3">Send robots into space to explore other the other planets in our solar system. [2]</text:p>
        </text:list-item>
        <text:list-item>
          <text:p text:style-name="P3">Streamline manufacturing processes by utilising robots to perform repetitive tasks that would be unable to be completed by humans.[3]</text:p>
        </text:list-item>
        <text:list-item>
          <text:p text:style-name="P3">Entertain themselves with completely customised battle bots fighting for glory[4] to high speed, high adrenaline drone racing.[5]</text:p>
        </text:list-item>
        <text:list-item>
          <text:p text:style-name="P3">Create autonomous robots to even further revolutionise many industries.[6]</text:p>
        </text:list-item>
        <text:list-item>
          <text:p text:style-name="P3">Teach and encourage youth to enter the STEM fields.[7][8][9]</text:p>
        </text:list-item>
        <text:list-item>
          <text:p text:style-name="P3">Regain control of their lives through robotic prosthetic limbs allowing previously disabled people to have relative autonomy.[10]</text:p>
        </text:list-item>
        <text:list-item>
          <text:p text:style-name="P3">Allow humans do perform superhuman feats of strength, endurance and speed. Further more allowing us to create and innovate in new directions.[11][12]</text:p>
        </text:list-item>
      </text:list>
      <text:p text:style-name="P13"/>
      <text:p text:style-name="P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
      <text:p text:style-name="P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
      <text:p text:style-name="P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
      <text:p text:style-name="P2"/>
      <text:p text:style-name="P2"><text:span text:style-name="T1">References for robots:</text:span></text:p>
      <text:p text:style-name="P10"><text:a xlink:type="simple" xlink:href="https://www.merriam-webster.com/dictionary/robot">[</text:a>1]Merriam-webster.com. (2019). <text:span text:style-name="T11">Definition of ROBOT</text:span>. [online] Available at: https://www.merriam-webster.com/dictionary/robot [Accessed 3 Oct. 2019]. </text:p>
      <text:p text:style-name="P10">[2] Griecius, T. (2018). <text:span text:style-name="T11">Mars Science Laboratory - Curiosity Rover</text:span>. [online] NASA. Available at: https://www.nasa.gov/mission_pages/msl/index.html [Accessed 3 Oct. 2019]. </text:p>
      <text:p text:style-name="P10">[3] KUKA AG. (2019). <text:span text:style-name="T11">Industrial robots | KUKA AG</text:span>. [online] Available at: https://www.kuka.com/en-us/products/robotics-systems/industrial-robots/ [Accessed 3 Oct. 2019]. </text:p>
      <text:p text:style-name="P10">[4] Battlebots.com. (2018). <text:span text:style-name="T11">BattleBots</text:span>. [online] Available at: https://battlebots.com/ [Accessed 3 Oct. 2019]. </text:p>
      <text:p text:style-name="P10">[5] The Drone Racing League. (2019). <text:span text:style-name="T11">The Drone Racing League - The Drone Racing League</text:span>. [online] Available at: https://thedroneracingleague.com/ [Accessed 3 Oct. 2019]. </text:p>
      <text:p text:style-name="P10">[6] Bostondynamics.com. (2019). <text:span text:style-name="T11">Boston Dynamics | Boston Dynamics</text:span>. [online] Available at: https://www.bostondynamics.com/ [Accessed 3 Oct. 2019]. <text:s/></text:p>
      <text:p text:style-name="P10">[7] Modrobotics.com. (2019). <text:span text:style-name="T11">Educational Robots | Modular Robotics</text:span>. [online] Available at: https://www.modrobotics.com/education/ [Accessed 3 Oct. 2019]. </text:p>
      <text:p text:style-name="P10">[8]The Guardian. (2015). <text:span text:style-name="T11">How to teach … robotics</text:span>. [online] Available at: https://www.theguardian.com/teacher-network/2015/aug/24/how-to-teach-robotics [Accessed 3 Oct. 2019]. </text:p>
      <text:p text:style-name="P10">[9]KiwiCo. (2019). <text:span text:style-name="T11">Gifts for young scientists, artists and makers</text:span>. [online] Available at: https://www.kiwico.com/ [Accessed 3 Oct. 2019]. </text:p>
      <text:p text:style-name="P10">[10]Cott, E. (2015). <text:span text:style-name="T11">Prosthetic Limbs, Controlled by Thought</text:span>. [online] Nytimes.com. Available at: https://www.nytimes.com/2015/05/21/technology/a-bionic-approach-to-prosthetics-controlled-by-thought.html [Accessed 3 Oct. 2019]. </text:p>
      <text:p text:style-name="P10">[11]Ashley, S. (2017). <text:span text:style-name="T11">Robotic exoskeletons are changing lives in surprising ways</text:span>. [online] NBC News. Available at: https://www.nbcnews.com/mach/innovation/robotic-exoskeletons-are-changing-lives-surprising-ways-n722676 [Accessed 3 Oct. 2019]. </text:p>
      <text:p text:style-name="P10">[12]Association, R. (2019). <text:span text:style-name="T11">Exoskeleton Robots | RIA Service Robots</text:span>. [online] Robotics Online. Available at: https://www.robotics.org/service-robots/exoskeleton-robots [Accessed 3 Oct. 2019]. </text:p>
      <text:p text:style-name="P10">[13]Irobot.com.au. (2019). <text:span text:style-name="T11">iRobot: Vacuum, Mop, &amp; Lawn Mower</text:span>. [online] Available at: https://www.irobot.com.au/ [Accessed 3 Oct. 2019]. </text:p>
      <text:p text:style-name="P10">[14]Waggle TV (2013). <text:span text:style-name="T11">Roomba Cats: Compilation</text:span>. [video] Available at: https://www.youtube.com/watch?v=mk4XB2wZqF4 [Accessed 3 Oct. 2019]. </text:p>
      <text:p text:style-name="P10">[15]Groovepacker.com. (2019). <text:span text:style-name="T11">The Cost of Shipping Errors</text:span>. [online] Available at: https://groovepacker.com/articles/cost-shipping-errors [Accessed 3 Oct. 2019]. </text:p>
      <text:p text:style-name="P10">[16]Captain-robot.com. (2019). <text:span text:style-name="T11">Captain Robot</text:span>. [online] Available at: http://captain-robot.com/ [Accessed 3 Oct. 2019]. </text:p>
      <text:p text:style-name="P10">[17]Musk, E. (2014). <text:span text:style-name="T11">All Our Patent Are Belong To You</text:span>. [online] Tesla.com. Available at: https://www.tesla.com/en_AU/blog/all-our-patent-are-belong-you?redirect=no [Accessed 3 Oct. 2019]. </text:p>
      <text:p text:style-name="P10">[18]Duhigg, C. and Lohr, S. (2012). <text:span text:style-name="T11">In Technology Wars, Using the Patent as a Sword</text:span>. [online] Nytimes.com. Available at: https://www.nytimes.com/2012/10/08/technology/patent-wars-among-tech-giants-can-stifle-competition.html [Accessed 3 Oct. 2019]. </text:p>
      <text:p text:style-name="P10">[19]Harvey, C. (2017). <text:span text:style-name="T11">35 Top Open Source Companies</text:span>. [online] Datamation.com. Available at: https://www.datamation.com/open-source/35-top-open-source-companies-1.html [Accessed 3 Oct. 2019]. </text:p>
      <text:p text:style-name="P10">[20]Langridge, M. and Edwards, L. (2019). <text:span text:style-name="T11">Future batteries, coming soon: Charge in seconds, last months and power over the air</text:span>. [online] Pocket-lint. Available at: https://www.pocket-lint.com/gadgets/news/130380-future-batteries-coming-soon-charge-in-seconds-last-months-and-power-over-the-air [Accessed 3 Oct. 2019]. </text:p>
      <text:p text:style-name="P10">[21]Ishara, D., Dharmasena, G., Deane, J., Ravi, S. and Silva, P. (2018). <text:span text:style-name="T11">Nature of Power Generation and Output Optimization Criteria for Triboelectric Nanogenerators</text:span>. [online] https://onlinelibrary.wiley.com. Available at: https://onlinelibrary.wiley.com/doi/full/10.1002/aenm.201802190 [Accessed 3 Oct. 2019]. </text:p>
      <text:p text:style-name="P10">[22]Feuilherade, P. (2017). <text:span text:style-name="T11">Robots to the rescue! | Robohub</text:span>. [online] Robohub.org. Available at: https://robohub.org/robots-to-the-rescue/ [Accessed 3 Oct. 2019]. </text:p>
      <text:p text:style-name="P10">[23]Anderson, H. (2019). <text:span text:style-name="T11">Nanobots - Uses in Medicine and Industry - Engineering and Drawbacks</text:span>. [online] MicroscopeMaster. Available at: https://www.microscopemaster.com/nanobots.html [Accessed 3 Oct. 2019]. </text:p>
      <text:p text:style-name="P2"/>
      <text:p text:style-name="P2"><text:span text:style-name="T2">INTERVIEW WITH A PROFESSIONAL</text:span></text:p>
      <text:p text:style-name="P2"/>
      <text:p text:style-name="P14"><text:span text:style-name="T3">I.T. Professional Report</text:span></text:p>
      <text:p text:style-name="P15"> </text:p>
      <text:p text:style-name="P16"> </text:p>
      <text:p text:style-name="P17">Name - Noemi</text:p>
      <text:p text:style-name="P16"> </text:p>
      <text:p text:style-name="P17">Job title - Senior Software Engineer</text:p>
      <text:p text:style-name="P16"> </text:p>
      <text:p text:style-name="P17">What kind of work does the IT professional do? </text:p>
      <text:p text:style-name="P17"/>
      <text:p text:style-name="P17">I’m an engineer focused on development. I build desktop and mobile apps. Building both for iOS and Android services. I have also worked as a Tech Lead.</text:p>
      <text:p text:style-name="P16"> </text:p>
      <text:p text:style-name="P17">What kinds of people does the IT professional interact with? Are they other IT professionals? Clients? Investors? The general public? </text:p>
      <text:p text:style-name="P17"/>
      <text:p text:style-name="P17">Depends on what your role is in IT. Business Analysts and Project Managers deal with the clients, users, etc. Whereas, Developers usually only with product owners, Project managers and Tech people. </text:p>
      <text:p text:style-name="P16"> </text:p>
      <text:p text:style-name="P17">Where does the IT professional spend most of their time? </text:p>
      <text:p text:style-name="P17"/>
      <text:p text:style-name="P17">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16"/>
      <text:p text:style-name="P17">What aspect of their position is most challenging? </text:p>
      <text:p text:style-name="P17"/>
      <text:p text:style-name="P17">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16"/>
      <text:p text:style-name="P16">What is a typical day for you? </text:p>
      <text:p text:style-name="P16"/>
      <text:p text:style-name="P16">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16"><text:line-break/>How did you get into IT?</text:p>
      <text:p text:style-name="P16"/>
      <text:p text:style-name="P16">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16"/>
      <text:p text:style-name="P16">Why did you get into it?</text:p>
      <text:p text:style-name="P16"/>
      <text:p text:style-name="P16">Because when I did the course, I was good at it, and my teacher encouraged me to pursue IT as a degree. </text:p>
      <text:p text:style-name="P16"/>
      <text:p text:style-name="P16">Are you happy?<text:line-break/><text:line-break/>Yes, for the most part. It’s a job that I enjoy and an industry that I have been established in for a long time. It’s something that I have be involved since I was in high-school so it’s more like a way of life right now.<text:line-break/><text:line-break/>Are there any downsides to your role?<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16"/>
      <text:p text:style-name="P16">Do you have advice for someone looking to start in the IT field?</text:p>
      <text:p text:style-name="P16"/>
      <text:p text:style-name="P16">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16"/>
      <text:p text:style-name="P16">Would you ever leave the industry?<text:line-break/></text:p>
      <text:p text:style-name="P16">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text:span text:style-name="T12">. </text:span></text:p>
      <text:p text:style-name="P2"/>
      <text:p text:style-name="P2"/>
      <text:p text:style-name="P2"/>
      <text:p text:style-name="P2">Liam Hackett.</text:p>
      <text:p text:style-name="P5"/>
      <text:p text:style-name="P5"/>
      <text:p text:style-name="P5"/>
      <text:p text:style-name="P2"><text:span text:style-name="T2">REFLECTION</text:span></text:p>
      <text:p text:style-name="P2"/>
      <text:p text:style-name="P2"><text:span text:style-name="T1">Daniel Mammone</text:span></text:p>
      <text:p text:style-name="P2"/>
      <text:p text:style-name="P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
      <text:p text:style-name="P2"><text:span text:style-name="T1">Harley Tuleja</text:span></text:p>
      <text:p text:style-name="P2"/>
      <text:p text:style-name="P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I feel that time management could have been improved and bit, this may have been better managed by groups being organised earlier and having a group meeting at the start of the assignment and fleshing out a plan. </text:p>
      <text:p text:style-name="P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I’ve not worked in groups in an educational role before but I have learned that each member is completely different in how they work. This is why it is important to work within your own strengths.</text:p>
      <text:p text:style-name="P2">I don’t believe that the Github log is an accurate representation of the amount of work people have put into the project as offline work does not count towards the git log.</text:p>
      <text:p text:style-name="P2"/>
      <text:p text:style-name="P2"><text:span text:style-name="T1">Liam Hackett</text:span></text:p>
      <text:p text:style-name="P2"/>
      <text:p text:style-name="P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text:s/></text:p>
      <text:p text:style-name="P2"><text:span text:style-name="T1">Mary Jane Amos</text:span></text:p>
      <text:p text:style-name="P2"/>
      <text:p text:style-name="P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
      <text:p text:style-name="P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2"/>
      <text:p text:style-name="P2"><text:span text:style-name="T1">Steven Flanigan</text:span></text:p>
      <text:p text:style-name="P2"/>
      <text:p text:style-name="P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2"/>
      <text:p text:style-name="P4"><text:span text:style-name="T2">Group Reflection </text:span></text:p>
      <text:p text:style-name="P5"/>
      <text:p text:style-name="P18"/>
      <text:p text:style-name="P19"><text:span text:style-name="T5">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excel. We think our slight individual differences enabled us to use our strengths to the advantage of the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office:meta>
</office:document-meta>
</file>